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2c1" officeooo:paragraph-rsid="001342c1"/>
    </style:style>
    <style:style style:name="P2" style:family="paragraph" style:parent-style-name="Standard">
      <style:text-properties fo:font-weight="bold" officeooo:rsid="001342c1" officeooo:paragraph-rsid="001342c1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ge one :- </text:p>
      <text:p text:style-name="P1">يا اما دكتور او مساعدة </text:p>
      <text:p text:style-name="P1"><text:s/>ممكن نعمل باك جراوند بيتحرك فيها الصور وفوقه اتنين ايقونز فيهم الدكتور او المساعدة </text:p>
      <text:p text:style-name="P1"/>
      <text:p text:style-name="P1"/>
      <text:p text:style-name="P2">page two</text:p>
      <text:p text:style-name="P1">login ==&gt; username + password + login button</text:p>
      <text:p text:style-name="P1">ممكن نعمل حركة انه لو دكتور يبقى الخلفية صورة دكتور </text:p>
      <text:p text:style-name="P1">لو مساعدة تبقى صورة مساعدة </text:p>
      <text:p text:style-name="P1"/>
      <text:p text:style-name="P1">========================</text:p>
      <text:p text:style-name="P1">level 2 المساعدة </text:p>
      <text:p text:style-name="P1">page 3</text:p>
      <text:p text:style-name="P1">home ==&gt; search <text:s/>هتدخل رقم التليفون </text:p>
      <text:p text:style-name="P1">already exists</text:p>
      <text:p text:style-name="P1">لو المريض اول مرة </text:p>
      <text:p text:style-name="P1">registration </text:p>
      <text:p text:style-name="P1">page 4</text:p>
      <text:p text:style-name="P1">page registration </text:p>
      <text:p text:style-name="P1">form ===&gt; name + phone no. pk + gender + age + location + submit button</text:p>
      <text:p text:style-name="P1">page 5 </text:p>
      <text:p text:style-name="P1">history <text:span text:style-name="T1">check boxes</text:span></text:p>
      <text:p text:style-name="P1">-blood pressure</text:p>
      <text:p text:style-name="P1">-diabetes</text:p>
      <text:p text:style-name="P1">-blood type ….</text:p>
      <text:p text:style-name="P1">================</text:p>
      <text:p text:style-name="P1"/>
      <text:p text:style-name="P1">level 3 الدكتور </text:p>
      <text:p text:style-name="P1">page 1</text:p>
      <text:p text:style-name="P1">home ==&gt; login search <text:s/>هتدخل رقم التليفون + enter</text:p>
      <text:p text:style-name="P1"/>
      <text:p text:style-name="P1">page 2 </text:p>
      <text:p text:style-name="P1">history بالبيانات اللى ممرضة ضفيتها + update data + start session</text:p>
      <text:p text:style-name="P1">كل السيشنز اللى مريض ده عملها </text:p>
      <text:p text:style-name="P1"/>
      <text:p text:style-name="P1"/>
      <text:p text:style-name="P1">page 3</text:p>
      <text:p text:style-name="P1"><text:s/>update data ==&gt; history form to update </text:p>
      <text:p text:style-name="P1"/>
      <text:p text:style-name="P1"/>
      <text:p text:style-name="P1">page 4 === &gt; start session </text:p>
      <text:p text:style-name="P1">form =&gt; </text:p>
      <text:p text:style-name="P1">medical diagnosis </text:p>
      <text:p text:style-name="P1">medicine</text:p>
      <text:p text:style-name="P1">requires == &gt; images اشعة , check box تحاليل </text:p>
      <text:p text:style-name="P1">date &amp; time </text:p>
      <text:p text:style-name="P1">follow up appointment <text:s/>date</text:p>
      <text:p text:style-name="P1">++ update لنفس الدكتور <text:s/>++ view كل الدكاترة</text:p>
      <text:p text:style-name="P1"/>
      <text:p text:style-name="P1"/>
      <text:p text:style-name="P1"><text:soft-page-break/></text:p>
      <text:p text:style-name="P1">colors</text:p>
      <text:p text:style-name="P1">#F2AEC7</text:p>
      <text:p text:style-name="P1">#7A85BF</text:p>
      <text:p text:style-name="P1">#C9E2F2</text:p>
      <text:p text:style-name="P1">-----</text:p>
      <text:p text:style-name="P1">#F2CD88</text:p>
      <text:p text:style-name="P1">#D96B43</text:p>
      <text:p text:style-name="P1"/>
      <text:p text:style-name="P1"/>
      <text:p text:style-name="P1">fonts</text:p>
      <text:p text:style-name="P1"><text:a xlink:type="simple" xlink:href="https://fonts.google.com/specimen/Playfair+Display" text:style-name="Internet_20_link" text:visited-style-name="Visited_20_Internet_20_Link">https://fonts.google.com/specimen/Playfair+Display</text:a></text:p>
      <text:p text:style-name="P1"/>
      <text:p text:style-name="P1"/>
      <text:p text:style-name="P1"/>
      <text:p text:style-name="P1">&lt;link rel="preconnect" href="https://fonts.googleapis.com"&gt;</text:p>
      <text:p text:style-name="P1">&lt;link rel="preconnect" href="https://fonts.gstatic.com" crossorigin&gt;</text:p>
      <text:p text:style-name="P1">&lt;link href="https://fonts.googleapis.com/css2?family=Castoro+Titling&amp;family=Jost:wght@200&amp;family=Roboto:wght@300&amp;display=swap" rel="stylesheet"&gt;</text:p>
      <text:p text:style-name="P1"/>
      <text:p text:style-name="P1"/>
      <text:p text:style-name="P1">font-family: 'Castoro Titling', cursive;</text:p>
      <text:p text:style-name="P1">font-family: 'Jost', sans-serif;</text:p>
      <text:p text:style-name="P1">font-family: 'Roboto', sans-serif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5:30:59.554681948</meta:creation-date>
    <dc:date>2023-06-14T17:01:04.745888146</dc:date>
    <meta:editing-duration>PT1H30M6S</meta:editing-duration>
    <meta:editing-cycles>1</meta:editing-cycles>
    <meta:document-statistic meta:table-count="0" meta:image-count="0" meta:object-count="0" meta:page-count="2" meta:paragraph-count="54" meta:word-count="204" meta:character-count="1438" meta:non-whitespace-character-count="1262"/>
    <meta:generator>LibreOffice/7.5.3.2$Linux_X86_64 LibreOffice_project/50$Build-2</meta:generator>
  </office:meta>
</office:document-meta>
</file>